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2507in" table:align="left" fo:background-color="transparent">
        <style:background-image/>
      </style:table-properties>
    </style:style>
    <style:style style:name="Table1.A" style:family="table-column">
      <style:table-column-properties style:column-width="2.4965in"/>
    </style:style>
    <style:style style:name="Table1.B" style:family="table-column">
      <style:table-column-properties style:column-width="2.7542in"/>
    </style:style>
    <style:style style:name="Table1.A1" style:family="table-cell">
      <style:table-cell-properties style:vertical-align="middle" fo:background-color="#dff0d8" fo:padding-left="0in" fo:padding-right="0in" fo:padding-top="0.0521in" fo:padding-bottom="0in" fo:border-left="none" fo:border-right="none" fo:border-top="0.05pt solid #dddddd" fo:border-bottom="none">
        <style:background-image/>
      </style:table-cell-properties>
    </style:style>
    <style:style style:name="Table2" style:family="table">
      <style:table-properties style:width="6.8in" table:align="left" fo:background-color="transparent">
        <style:background-image/>
      </style:table-properties>
    </style:style>
    <style:style style:name="Table2.A" style:family="table-column">
      <style:table-column-properties style:column-width="3.3514in"/>
    </style:style>
    <style:style style:name="Table2.B" style:family="table-column">
      <style:table-column-properties style:column-width="3.4486in"/>
    </style:style>
    <style:style style:name="Table2.A1" style:family="table-cell">
      <style:table-cell-properties style:vertical-align="middle" fo:background-color="#dff0d8" fo:padding-left="0in" fo:padding-right="0in" fo:padding-top="0.0521in" fo:padding-bottom="0in" fo:border-left="none" fo:border-right="none" fo:border-top="0.05pt solid #dddddd" fo:border-bottom="none">
        <style:background-image/>
      </style:table-cell-properties>
    </style:style>
    <style:style style:name="Table3" style:family="table">
      <style:table-properties style:width="4.7688in" table:align="left" fo:background-color="transparent">
        <style:background-image/>
      </style:table-properties>
    </style:style>
    <style:style style:name="Table3.A" style:family="table-column">
      <style:table-column-properties style:column-width="1.9035in"/>
    </style:style>
    <style:style style:name="Table3.B" style:family="table-column">
      <style:table-column-properties style:column-width="2.8653in"/>
    </style:style>
    <style:style style:name="Table3.A1" style:family="table-cell">
      <style:table-cell-properties style:vertical-align="middle" fo:background-color="#dff0d8" fo:padding-left="0in" fo:padding-right="0in" fo:padding-top="0.0521in" fo:padding-bottom="0in" fo:border-left="none" fo:border-right="none" fo:border-top="0.05pt solid #dddddd" fo:border-bottom="none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" fo:font-size="16pt" officeooo:rsid="0010b1b9" officeooo:paragraph-rsid="000c9729" style:font-size-asian="16pt" style:font-name-complex="IRRoya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9204" officeooo:paragraph-rsid="00179204" style:font-size-asian="16pt" style:font-name-complex="IRRoya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9204" officeooo:paragraph-rsid="0017c70b" style:font-size-asian="16pt" style:font-name-complex="IRRoya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0b1b9" officeooo:paragraph-rsid="00146c76" style:font-size-asian="16pt" style:font-name-complex="IRRoya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bold" officeooo:rsid="001510c5" officeooo:paragraph-rsid="001510c5" style:font-size-asian="16pt" style:font-weight-asian="bold" style:font-name-complex="IRRoya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.1965in" loext:contextual-spacing="false" fo:text-align="end" style:justify-single-word="false" fo:orphans="2" fo:widows="2" fo:text-indent="0in" style:auto-text-indent="false" style:writing-mode="rl-tb"/>
      <style:text-properties fo:font-variant="normal" fo:text-transform="none" fo:color="#202124" style:font-name="IRRoya" fo:font-size="16pt" fo:letter-spacing="normal" fo:font-style="normal" fo:font-weight="normal" officeooo:rsid="00179204" officeooo:paragraph-rsid="0017c70b" style:font-size-asian="16pt" style:font-name-complex="IRRoya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font-variant="normal" fo:text-transform="none" fo:color="#202124" style:font-name="IRRoya" fo:font-size="16pt" fo:letter-spacing="normal" fo:font-style="normal" fo:font-weight="normal" officeooo:rsid="00179204" officeooo:paragraph-rsid="0017c70b" style:font-size-asian="16pt" style:font-name-complex="IRRoya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2pt" style:font-size-asian="2pt" style:font-size-complex="2pt"/>
    </style:style>
    <style:style style:name="P11" style:family="paragraph" style:parent-style-name="Text_20_body">
      <style:paragraph-properties fo:text-align="end" style:justify-single-word="false" style:writing-mode="rl-tb"/>
      <style:text-properties fo:color="#000000"/>
    </style:style>
    <style:style style:name="P12" style:family="paragraph" style:parent-style-name="Table_20_Contents">
      <style:paragraph-properties fo:line-height="142%" fo:text-align="start" style:justify-single-word="false"/>
    </style:style>
    <style:style style:name="P13" style:family="paragraph" style:parent-style-name="Table_20_Contents">
      <style:paragraph-properties fo:line-height="142%" fo:text-align="end" style:justify-single-word="false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6">Pile of scrap metal: انبوهی از آهن قراضه</text:p>
      <text:p text:style-name="P5">Ach! The silly fools! Who d’you they shot at last night? Tintin himself! Pity they didn’t finish him off while they were about it. :::</text:p>
      <text:p text:style-name="P8">آخ! احمق های احمق! دیشب به کی شلیک کردند؟ خود تن تن! حیف که آنها او را در حالی که در مورد آن بودند تمام نکردند.</text:p>
      <text:p text:style-name="P9"><draw:frame draw:style-name="fr1" draw:name="Frame1" text:anchor-type="paragraph" svg:width="4.3492in" draw:z-index="0"><draw:text-box fo:min-height="0.1945in"><text:p text:style-name="P11">رحم، ترحم، دلسوزی، هم‌دردی، دل‌نوازی، نوازش</text:p></draw:text-box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I feel pity for that innocent child</text:p>
          </table:table-cell>
          <table:table-cell table:style-name="Table1.A1" office:value-type="string">
            <text:p text:style-name="P13">دلم برای آن کودک معصوم می‌سوزد</text:p>
          </table:table-cell>
        </table:table-row>
        <table:table-row>
          <table:table-cell table:style-name="Table1.A1" office:value-type="string">
            <text:p text:style-name="P12">no pity will be shown to thieves</text:p>
          </table:table-cell>
          <table:table-cell table:style-name="Table1.A1" office:value-type="string">
            <text:p text:style-name="P13">نسبت به سارقین ترحم نخواهد شد</text:p>
          </table:table-cell>
        </table:table-row>
        <table:table-row>
          <table:table-cell table:style-name="Table1.A1" office:value-type="string">
            <text:p text:style-name="P12">he was hardhearted and without pity</text:p>
          </table:table-cell>
          <table:table-cell table:style-name="Table1.A1" office:value-type="string">
            <text:p text:style-name="P13">او سنگدل و بی رحم بود</text:p>
          </table:table-cell>
        </table:table-row>
      </table:table>
      <text:p text:style-name="P10"><draw:frame draw:style-name="fr1" draw:name="Frame2" text:anchor-type="paragraph" svg:width="6.9291in" draw:z-index="1"><draw:text-box fo:min-height="0.1945in"><text:p text:style-name="P11">افسوس، دریغ، دریغا، مایه‌ی تاسف، جای تاسف، تاسف، حیف</text:p></draw:text-box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what a pity that you didn't come sooner!</text:p>
          </table:table-cell>
          <table:table-cell table:style-name="Table2.A1" office:value-type="string">
            <text:p text:style-name="P13">حیف که زودتر نیامدی‌!</text:p>
          </table:table-cell>
        </table:table-row>
        <table:table-row>
          <table:table-cell table:style-name="Table2.A1" office:value-type="string">
            <text:p text:style-name="P12">it is a pity that we can't see each other more often</text:p>
          </table:table-cell>
          <table:table-cell table:style-name="Table2.A1" office:value-type="string">
            <text:p text:style-name="P13">افسوس که نمی‌توانیم بیشتر همدیگر را ببینیم</text:p>
          </table:table-cell>
        </table:table-row>
      </table:table>
      <text:p text:style-name="P10"><draw:frame draw:style-name="fr1" draw:name="Frame3" text:anchor-type="paragraph" svg:width="7.1516in" draw:z-index="2"><draw:text-box fo:min-height="0.1945in"><text:p text:style-name="P11">رحم کردن، دلسوزی کردن، ترحم کردن</text:p></draw:text-box></draw:frame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I pity that needy old man</text:p>
          </table:table-cell>
          <table:table-cell table:style-name="Table3.A1" office:value-type="string">
            <text:p text:style-name="P13">دلم به حال آن پیرمرد نیازمند می‌سوزد</text:p>
          </table:table-cell>
        </table:table-row>
        <table:table-row>
          <table:table-cell table:style-name="Table3.A1" office:value-type="string">
            <text:p text:style-name="P12">such people are to be pitied</text:p>
          </table:table-cell>
          <table:table-cell table:style-name="Table3.A1" office:value-type="string">
            <text:p text:style-name="P13">چنین مردمانی مستحق ترحم هستند</text:p>
          </table:table-cell>
        </table:table-row>
      </table:table>
      <text:p text:style-name="Text_20_body"><text:line-break/></text:p>
      <text:p text:style-name="P7">The Black island</text:p>
      <text:p text:style-name="P2">page 1:</text:p>
      <text:p text:style-name="P2">A plane in trouble?</text:p>
      <text:p text:style-name="P2">Sounds bad.</text:p>
      <text:p text:style-name="P3">It’s probably a private aircraft.</text:p>
      <text:p text:style-name="P3">Let’s see, Snowy.</text:p>
      <text:p text:style-name="P3">Will it take long to fix?</text:p>
      <text:p text:style-name="P3">No, only a few minutes. Nothing seriously wrong.</text:p>
      <text:p text:style-name="P3">Why, it’s an unregistered plane.</text:p>
      <text:p text:style-name="P3">Someone coming, Mick. Too bad for him! You know our orders.</text:p>
      <text:p text:style-name="P3">Are you in trouble. Can I help?</text:p>
      <text:p text:style-name="P3">Page 2:</text:p>
      <text:p text:style-name="P3">next morning …. Well doctor? He was lucky. The bullet only grazed a rib. He’ll be up in a couple of days.</text:p>
      <text:p text:style-name="P3"><text:soft-page-break/>Excuse me, nurse.</text:p>
      <text:p text:style-name="P3">Can we see Tintin, please?</text:p>
      <text:p text:style-name="P3">You can go in.</text:p>
      <text:p text:style-name="P3">Look here: are you absolutely sure the plane had no registration marks? Quite certain.</text:p>
      <text:p text:style-name="P4">It all looks vey fishy to me. To be precise: the whole thing looks leke me, very fishy.</text:p>
      <text:p text:style-name="P4">Telephone, please, for Mr Thomson or Mr Thompson.</text:p>
      <text:p text:style-name="P4">Hello? … Yes… Interpol? … Yes sir, Thompson, with a p, as in psychology… From Scotland Yard? Eastdown? Last night? … Yes sir, I understand. We’’l leave at once.</text:p>
      <text:p text:style-name="P4">We are going back to England. An unregistered plane crashed last night near a place called Eastdown. In Sussex. Good bye.</text:p>
      <text:p text:style-name="P4">Goodbye, and watch your step!</text:p>
      <text:p text:style-name="P4">Thanks! ---- CRASH</text:p>
      <text:p text:style-name="P4">Why can’t you look where you’re going. To be precise: speak for yourself.</text:p>
      <text:p text:style-name="P4">Eastdown … I only … It can’t be helped, I simply must go, Never mind doctor’s orders !</text:p>
      <text:p text:style-name="P4">Goodbye, nurse. Many thanks!</text:p>
      <text:p text:style-name="P4">Ach! The silly fools! Who d’you they shot at last night? Tintin himself! Pity they didn’t finish him off while they were about it. --- Look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01:57:08.029145130</meta:creation-date>
    <dc:date>2023-02-04T11:34:22.476302920</dc:date>
    <meta:editing-duration>PT1H12M33S</meta:editing-duration>
    <meta:editing-cycles>11</meta:editing-cycles>
    <meta:generator>LibreOffice/6.0.7.3$Linux_X86_64 LibreOffice_project/00m0$Build-3</meta:generator>
    <meta:document-statistic meta:table-count="3" meta:image-count="0" meta:object-count="0" meta:page-count="3" meta:paragraph-count="49" meta:word-count="518" meta:character-count="2601" meta:non-whitespace-character-count="2128"/>
  </office:meta>
</office:document-meta>
</file>